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

少女の失敗ＦＩＬＥ出張所　冒険者ミナ　16歳
舞台：洞窟</text:p>
          </table:table-cell>
          <table:table-cell table:number-columns-repeated="1023"/>
        </table:table-row>
        <table:table-row>
          <table:table-cell table:style-name="ce0" office:value-type="string">
            <text:p>

趣味で各地を旅している冒険者の少女ミナ。</text:p>
          </table:table-cell>
          <table:table-cell table:number-columns-repeated="1023"/>
        </table:table-row>
        <table:table-row>
          <table:table-cell table:style-name="ce0" office:value-type="string">
            <text:p>

彼女は先ほど町で知り合った剣士アレクと共に
伝説のレアアイテム『賢者の花』を求めて</text:p>
          </table:table-cell>
          <table:table-cell table:number-columns-repeated="1023"/>
        </table:table-row>
        <table:table-row>
          <table:table-cell table:style-name="ce0" office:value-type="string">
            <text:p>

この洞窟に来ていた。</text:p>
          </table:table-cell>
          <table:table-cell table:number-columns-repeated="1023"/>
        </table:table-row>
        <table:table-row>
          <table:table-cell table:style-name="ce0" office:value-type="string">
            <text:p>

\C[2]貴方の様な剣士さんにお供して貰えてホント
助かります＾＾</text:p>
          </table:table-cell>
          <table:table-cell table:number-columns-repeated="1023"/>
        </table:table-row>
        <table:table-row>
          <table:table-cell table:style-name="ce0" office:value-type="string">
            <text:p>

\C[3]いやぁ、この洞窟に出る魔物は危険な奴が多い
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

\C[3]女性一人でうろつくには危なすぎますよ</text:p>
          </table:table-cell>
          <table:table-cell table:number-columns-repeated="1023"/>
        </table:table-row>
        <table:table-row>
          <table:table-cell table:style-name="ce0" office:value-type="string">
            <text:p>

\C[3]それに『賢者の花』は価値の高い超レアアイテム
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僕も一度見てみた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わたし一人じゃとてもこの洞窟には入れそうに
な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とっても心強いです＾＾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の情報を持ってる人がいい人で
よかった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れに剣の腕も凄いし・・・これなら鬼に金棒
ね！）</text:p>
          </table:table-cell>
          <table:table-cell table:number-columns-repeated="1023"/>
        </table:table-row>
        <table:table-row>
          <table:table-cell table:style-name="ce0" office:value-type="string">
            <text:p>

\C[3]それにしてもこのエリアに来てから魔物の
レベルが急に上がってき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もしかしたらお目当てのアイテムも近いかも
しれませんよ</text:p>
          </table:table-cell>
          <table:table-cell table:number-columns-repeated="1023"/>
        </table:table-row>
        <table:table-row>
          <table:table-cell table:style-name="ce0" office:value-type="string">
            <text:p>

\C[2]でも油断は禁物・・・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とその時、ミナの身体に異変が起こる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だ・・・トイレ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わたしったら・・・アイテムの情報で浮かれて・・・
トイレ行き忘れて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こんなところ・・・トイレなんてあるわけない
よね・・・ど、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？どうかしましたか？・・・そろそろ休憩
でもしましょうか？</text:p>
          </table:table-cell>
          <table:table-cell table:number-columns-repeated="1023"/>
        </table:table-row>
        <table:table-row>
          <table:table-cell table:style-name="ce0" office:value-type="string">
            <text:p>

\C[2]え？あ・・・ううん、なんでも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

\C[2]まだ大丈夫ですよ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いつもはこんな時その辺でしちゃうんだけど
な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さすがに今は男の人と一緒だし・・・
困ったな・・・）</text:p>
          </table:table-cell>
          <table:table-cell table:number-columns-repeated="1023"/>
        </table:table-row>
        <table:table-row>
          <table:table-cell table:style-name="ce0" office:value-type="string">
            <text:p>

モジモジ・・・</text:p>
          </table:table-cell>
          <table:table-cell table:number-columns-repeated="1023"/>
        </table:table-row>
        <table:table-row>
          <table:table-cell table:style-name="ce0" office:value-type="string">
            <text:p>

\C[2]（ダメだ・・・考えたらますます行きたくなっちゃう
・・・我慢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

その時、突然３体の魔物が現れた！</text:p>
          </table:table-cell>
          <table:table-cell table:number-columns-repeated="1023"/>
        </table:table-row>
        <table:table-row>
          <table:table-cell table:style-name="ce0" office:value-type="string">
            <text:p>

\C[3]またこいつらか！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また回復よろしくお願いします！！</text:p>
          </table:table-cell>
          <table:table-cell table:number-columns-repeated="1023"/>
        </table:table-row>
        <table:table-row>
          <table:table-cell table:style-name="ce0" office:value-type="string">
            <text:p>

\C[2]は、はい！</text:p>
          </table:table-cell>
          <table:table-cell table:number-columns-repeated="1023"/>
        </table:table-row>
        <table:table-row>
          <table:table-cell table:style-name="ce0" office:value-type="string">
            <text:p>

\C[2]・・・きゃああっ！・・・</text:p>
          </table:table-cell>
          <table:table-cell table:number-columns-repeated="1023"/>
        </table:table-row>
        <table:table-row>
          <table:table-cell table:style-name="ce0" office:value-type="string">
            <text:p>

尿意で行動が一歩遅れたため、魔物の不意打ちを
喰らってしまうミナ。</text:p>
          </table:table-cell>
          <table:table-cell table:number-columns-repeated="1023"/>
        </table:table-row>
        <table:table-row>
          <table:table-cell table:style-name="ce0" office:value-type="string">
            <text:p>

\C[3]くっ・・・しまった！・・・消えろおぉぉ！！</text:p>
          </table:table-cell>
          <table:table-cell table:number-columns-repeated="1023"/>
        </table:table-row>
        <table:table-row>
          <table:table-cell table:style-name="ce0" office:value-type="string">
            <text:p>

ドゴォン・・・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大丈夫ですか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け、剣士さんに貰った防具でなんとか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わたしの不注意で・・・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

\C[3]いえ、こちらこそ魔物の攻撃を通してしまう
とは・・・すみませ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、これ...一応飲んで下さい・・・</text:p>
          </table:table-cell>
          <table:table-cell table:number-columns-repeated="1023"/>
        </table:table-row>
        <table:table-row>
          <table:table-cell table:style-name="ce0" office:value-type="string">
            <text:p>

\C[2]あ、ありがとうございます・・・</text:p>
          </table:table-cell>
          <table:table-cell table:number-columns-repeated="1023"/>
        </table:table-row>
        <table:table-row>
          <table:table-cell table:style-name="ce0" office:value-type="string">
            <text:p>

剣士の回復ポーションでミナの体力は全回復
した。</text:p>
          </table:table-cell>
          <table:table-cell table:number-columns-repeated="1023"/>
        </table:table-row>
        <table:table-row>
          <table:table-cell table:style-name="ce0" office:value-type="string">
            <text:p>

\C[3]さすがにこの層まで来ると敵のレベルも一筋縄
じゃいかないな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このポーション、スゴイですね・・・
一気に体力が回復し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ぁ・・・それは調合で造った特殊なヤツで・・・</text:p>
          </table:table-cell>
          <table:table-cell table:number-columns-repeated="1023"/>
        </table:table-row>
        <table:table-row>
          <table:table-cell table:style-name="ce0" office:value-type="string">
            <text:p>

\C[3]回復量はスゴイんですが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？</text:p>
          </table:table-cell>
          <table:table-cell table:number-columns-repeated="1023"/>
        </table:table-row>
        <table:table-row>
          <table:table-cell table:style-name="ce0" office:value-type="string">
            <text:p>

\C[3]い、いえ・・・やっぱり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そ、それよりそろそろ目的の場所です・・・
急ぎましょう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・・・あ、はい・・・そうですね・・・＾＾：</text:p>
          </table:table-cell>
          <table:table-cell table:number-columns-repeated="1023"/>
        </table:table-row>
        <table:table-row>
          <table:table-cell table:style-name="ce0" office:value-type="string">
            <text:p>

\C[2]（大丈夫・・・まだ我慢でき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さえ見つけたら・・・あとは転移
クリスタルで町まで戻れるんだか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したらすぐにトイレに行ける・・・我慢しなきゃ
・・・がまん・・・）</text:p>
          </table:table-cell>
          <table:table-cell table:number-columns-repeated="1023"/>
        </table:table-row>
        <table:table-row>
          <table:table-cell table:style-name="ce0" office:value-type="string">
            <text:p>

10分後</text:p>
          </table:table-cell>
          <table:table-cell table:number-columns-repeated="1023"/>
        </table:table-row>
        <table:table-row>
          <table:table-cell table:style-name="ce0" office:value-type="string">
            <text:p>

\C[2]（あぁぁ・・・どうしよう・・・本格的におしっこしたく
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町に戻るまで我慢できると思ってたのに・・・
なんでこんな急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う・・・こうな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ね、ねぇ剣士さん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こまで来たんだから二手に分かれて探すと
いうのはどうでしょう？・・・</text:p>
          </table:table-cell>
          <table:table-cell table:number-columns-repeated="1023"/>
        </table:table-row>
        <table:table-row>
          <table:table-cell table:style-name="ce0" office:value-type="string">
            <text:p>

\C[3]二手に！？</text:p>
          </table:table-cell>
          <table:table-cell table:number-columns-repeated="1023"/>
        </table:table-row>
        <table:table-row>
          <table:table-cell table:style-name="ce0" office:value-type="string">
            <text:p>

\C[3]ダ、ダメですよ！！・・・このエリアでの女性
一人での行動は危険すぎます！</text:p>
          </table:table-cell>
          <table:table-cell table:number-columns-repeated="1023"/>
        </table:table-row>
        <table:table-row>
          <table:table-cell table:style-name="ce0" office:value-type="string">
            <text:p>

\C[2]で、でもその方が・・・早く見つかるかもしれま
せんし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もいいから・・・早く一人にさせてぇ！）</text:p>
          </table:table-cell>
          <table:table-cell table:number-columns-repeated="1023"/>
        </table:table-row>
        <table:table-row>
          <table:table-cell table:style-name="ce0" office:value-type="string">
            <text:p>

\C[2]（・・・もう・・・漏れちゃうぅ・・・）</text:p>
          </table:table-cell>
          <table:table-cell table:number-columns-repeated="1023"/>
        </table:table-row>
        <table:table-row>
          <table:table-cell table:style-name="ce0" office:value-type="string">
            <text:p>

\C[3]！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ひょっとしてミナさ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え！？</text:p>
          </table:table-cell>
          <table:table-cell table:number-columns-repeated="1023"/>
        </table:table-row>
        <table:table-row>
          <table:table-cell table:style-name="ce0" office:value-type="string">
            <text:p>

\C[3]あ、いえ・・・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二手にですか・・・仕方あ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

\C[3]で、では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は？・・・</text:p>
          </table:table-cell>
          <table:table-cell table:number-columns-repeated="1023"/>
        </table:table-row>
        <table:table-row>
          <table:table-cell table:style-name="ce0" office:value-type="string">
            <text:p>

\C[3]緊急信号アイテム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危なくなったらすぐに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かり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った・・・これで・・・おしっこできる・・・
はやくっ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で、では・・・集合はこの場所で・・・
気を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はい・・・剣士さんも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はやく・・・はやく剣士さんの死角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・・・我慢できないっ！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あのポーション・・・利尿作用が強いからなぁ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ミナさん・・・二手に別れようって言った
の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ここは紳士として気づかないフリをしてあげな
ければ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・・・危険な魔物に出会わなければ
いいが・・・</text:p>
          </table:table-cell>
          <table:table-cell table:number-columns-repeated="1023"/>
        </table:table-row>
        <table:table-row>
          <table:table-cell table:style-name="ce0" office:value-type="string">
            <text:p>

\C[3]特にソレをしている最中には・・・</text:p>
          </table:table-cell>
          <table:table-cell table:number-columns-repeated="1023"/>
        </table:table-row>
        <table:table-row>
          <table:table-cell table:style-name="ce0" office:value-type="string">
            <text:p>

\C[3]はっ！・・・僕はなんてことを考えて・・・
と、とにかく・・・無事を祈ろう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こ、ここなら・・・誰にも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っ！？・・・この防具・・・外さないと・・・
トイレできないように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はやくっ・・・外さないとっ・・・くぅぅ・・・）</text:p>
          </table:table-cell>
          <table:table-cell table:number-columns-repeated="1023"/>
        </table:table-row>
        <table:table-row>
          <table:table-cell table:style-name="ce0" office:value-type="string">
            <text:p>

ガチャガチャ・・・</text:p>
          </table:table-cell>
          <table:table-cell table:number-columns-repeated="1023"/>
        </table:table-row>
        <table:table-row>
          <table:table-cell table:style-name="ce0" office:value-type="string">
            <text:p>

アレクから貰った防具は普段の彼女の防具と
違い、</text:p>
          </table:table-cell>
          <table:table-cell table:number-columns-repeated="1023"/>
        </table:table-row>
        <table:table-row>
          <table:table-cell table:style-name="ce0" office:value-type="string">
            <text:p>

腰回りを外さなければとても下着を降ろせない
仕様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その為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ぁっ・・・はぁっ・・・あぁ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外れない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！・・・どうなってるのよコレ・・・
は、はやくし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ッ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あぁ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っ・・・ダメっっ！・・・ちょっとで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お願いっ・・・はずれてっっ・・・じゃないと・・・
も、漏れ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

焦っているため、慣れない防具を外すのに手間
取るミナ。</text:p>
          </table:table-cell>
          <table:table-cell table:number-columns-repeated="1023"/>
        </table:table-row>
        <table:table-row>
          <table:table-cell table:style-name="ce0" office:value-type="string">
            <text:p>

そうこうしている間にポーションによって急激に
満タンになったミナのおしっこタンクは</text:p>
          </table:table-cell>
          <table:table-cell table:number-columns-repeated="1023"/>
        </table:table-row>
        <table:table-row>
          <table:table-cell table:style-name="ce0" office:value-type="string">
            <text:p>

既に決壊寸前。</text:p>
          </table:table-cell>
          <table:table-cell table:number-columns-repeated="1023"/>
        </table:table-row>
        <table:table-row>
          <table:table-cell table:style-name="ce0" office:value-type="string">
            <text:p>

\C[2]こ、これをこうし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ずれたっ！！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とはパンツを・・・</text:p>
          </table:table-cell>
          <table:table-cell table:number-columns-repeated="1023"/>
        </table:table-row>
        <table:table-row>
          <table:table-cell table:style-name="ce0" office:value-type="string">
            <text:p>

その時！</text:p>
          </table:table-cell>
          <table:table-cell table:number-columns-repeated="1023"/>
        </table:table-row>
        <table:table-row>
          <table:table-cell table:style-name="ce0" office:value-type="string">
            <text:p>

グォォオオオオオオオオオ！</text:p>
          </table:table-cell>
          <table:table-cell table:number-columns-repeated="1023"/>
        </table:table-row>
        <table:table-row>
          <table:table-cell table:style-name="ce0" office:value-type="string">
            <text:p>

\C[2]きゃっ！！？</text:p>
          </table:table-cell>
          <table:table-cell table:number-columns-repeated="1023"/>
        </table:table-row>
        <table:table-row>
          <table:table-cell table:style-name="ce0" office:value-type="string">
            <text:p>

\C[2]ま、魔物・・・！？・・・こんな時にっ・・・
に、逃げなきゃ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け、剣士さんに連絡を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・・・で、でも・・・今呼んじゃ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ダメっ！・・・まだでちゃ・・・</text:p>
          </table:table-cell>
          <table:table-cell table:number-columns-repeated="1023"/>
        </table:table-row>
        <table:table-row>
          <table:table-cell table:style-name="ce0" office:value-type="string">
            <text:p>

既におしっこをする体勢になっていたミナの
おしっこタンクはコントロール不能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かと言ってこんな魔物のいる状況でおしっこなど
出来るわけがない。</text:p>
          </table:table-cell>
          <table:table-cell table:number-columns-repeated="1023"/>
        </table:table-row>
        <table:table-row>
          <table:table-cell table:style-name="ce0" office:value-type="string">
            <text:p>

後がなくなったミナは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うなった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いっ！！</text:p>
          </table:table-cell>
          <table:table-cell table:number-columns-repeated="1023"/>
        </table:table-row>
        <table:table-row>
          <table:table-cell table:style-name="ce0" office:value-type="string">
            <text:p>

ボンッ！</text:p>
          </table:table-cell>
          <table:table-cell table:number-columns-repeated="1023"/>
        </table:table-row>
        <table:table-row>
          <table:table-cell table:style-name="ce0" office:value-type="string">
            <text:p>

ミナは咄嗟にアイテム『煙玉』を使い、魔物から
逃げる事に成功した。</text:p>
          </table:table-cell>
          <table:table-cell table:number-columns-repeated="1023"/>
        </table:table-row>
        <table:table-row>
          <table:table-cell table:style-name="ce0" office:value-type="string">
            <text:p>

\C[2]はぁっ...はぁっ・・・ここまで逃げれば・・・</text:p>
          </table:table-cell>
          <table:table-cell table:number-columns-repeated="1023"/>
        </table:table-row>
        <table:table-row>
          <table:table-cell table:style-name="ce0" office:value-type="string">
            <text:p>

腰回りの防具が外れた状態でよろよろと
洞窟内をふらついているミナ。</text:p>
          </table:table-cell>
          <table:table-cell table:number-columns-repeated="1023"/>
        </table:table-row>
        <table:table-row>
          <table:table-cell table:style-name="ce0" office:value-type="string">
            <text:p>

赤いインナーパンツからは漏れでてきている
おしっこが滴っている。</text:p>
          </table:table-cell>
          <table:table-cell table:number-columns-repeated="1023"/>
        </table:table-row>
        <table:table-row>
          <table:table-cell table:style-name="ce0" office:value-type="string">
            <text:p>

\C[6]ジュジュゥ...ポタポタ...</text:p>
          </table:table-cell>
          <table:table-cell table:number-columns-repeated="1023"/>
        </table:table-row>
        <table:table-row>
          <table:table-cell table:style-name="ce0" office:value-type="string">
            <text:p>

\C[2]あっ...あっ...もぅ...でちゃう...でちゃうぅ・・・！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ダメっ・・・もぅ・・・この辺で・・・
はやくっ...パンツ降ろさ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...ジュッ...</text:p>
          </table:table-cell>
          <table:table-cell table:number-columns-repeated="1023"/>
        </table:table-row>
        <table:table-row>
          <table:table-cell table:style-name="ce0" office:value-type="string">
            <text:p>

\C[2]やっ...あぁっ・・・もうダメぇぇ！！！</text:p>
          </table:table-cell>
          <table:table-cell table:number-columns-repeated="1023"/>
        </table:table-row>
        <table:table-row>
          <table:table-cell table:style-name="ce0" office:value-type="string">
            <text:p>

無我夢中で下着を降ろしながら洞窟の壁際まで
やってきたミナは</text:p>
          </table:table-cell>
          <table:table-cell table:number-columns-repeated="1023"/>
        </table:table-row>
        <table:table-row>
          <table:table-cell table:style-name="ce0" office:value-type="string">
            <text:p>

岩壁に向かい勢い良くしゃがみ込んだ。</text:p>
          </table:table-cell>
          <table:table-cell table:number-columns-repeated="1023"/>
        </table:table-row>
        <table:table-row>
          <table:table-cell table:style-name="ce0" office:value-type="string">
            <text:p>

\C[2]んんっ・・・///</text:p>
          </table:table-cell>
          <table:table-cell table:number-columns-repeated="1023"/>
        </table:table-row>
        <table:table-row>
          <table:table-cell table:style-name="ce0" office:value-type="string">
            <text:p>

\C[6]プッシャァァァーーーーーッ!!!</text:p>
          </table:table-cell>
          <table:table-cell table:number-columns-repeated="1023"/>
        </table:table-row>
        <table:table-row>
          <table:table-cell table:style-name="ce0" office:value-type="string">
            <text:p>

\C[2]はぁ...はぁ...は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ま、間に合った・・・あぁぁ・・・き、気持ちぃぃ・・・</text:p>
          </table:table-cell>
          <table:table-cell table:number-columns-repeated="1023"/>
        </table:table-row>
        <table:table-row>
          <table:table-cell table:style-name="ce0" office:value-type="string">
            <text:p>

\C[2]でもパンツ汚し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

\C[2]あれ？・・・花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って・・・！？</text:p>
          </table:table-cell>
          <table:table-cell table:number-columns-repeated="1023"/>
        </table:table-row>
        <table:table-row>
          <table:table-cell table:style-name="ce0" office:value-type="string">
            <text:p>

\C[6]ジュィィィィーーーー・・・</text:p>
          </table:table-cell>
          <table:table-cell table:number-columns-repeated="1023"/>
        </table:table-row>
        <table:table-row>
          <table:table-cell table:style-name="ce0" office:value-type="string">
            <text:p>

無我夢中でしゃがみ込んだ為に気付かなかった
が、自分のおしっこをよく見ると・・・。</text:p>
          </table:table-cell>
          <table:table-cell table:number-columns-repeated="1023"/>
        </table:table-row>
        <table:table-row>
          <table:table-cell table:style-name="ce0" office:value-type="string">
            <text:p>

何とあの探し求めていた『賢者の花』が</text:p>
          </table:table-cell>
          <table:table-cell table:number-columns-repeated="1023"/>
        </table:table-row>
        <table:table-row>
          <table:table-cell table:style-name="ce0" office:value-type="string">
            <text:p>

ミナの勢いの良いおしっこに当てられ小さく
揺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う、うっそぉー！！まさかこんな所に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たし・・・超レアアイテムに・・・
おしっこ・・・かけちゃってる・・・///</text:p>
          </table:table-cell>
          <table:table-cell table:number-columns-repeated="1023"/>
        </table:table-row>
        <table:table-row>
          <table:table-cell table:style-name="ce0" office:value-type="string">
            <text:p>

とりあえず無事おしっこを終えたミナだったが、</text:p>
          </table:table-cell>
          <table:table-cell table:number-columns-repeated="1023"/>
        </table:table-row>
        <table:table-row>
          <table:table-cell table:style-name="ce0" office:value-type="string">
            <text:p>

おしっこで濡れた『賢者の花』を持って途方に
暮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あちゃー・・・おしっこでビショビショだよ・・・</text:p>
          </table:table-cell>
          <table:table-cell table:number-columns-repeated="1023"/>
        </table:table-row>
        <table:table-row>
          <table:table-cell table:style-name="ce0" office:value-type="string">
            <text:p>

\C[2]どうしようこれ・・・洗おうにもこんな所に
水なんてないし・・・</text:p>
          </table:table-cell>
          <table:table-cell table:number-columns-repeated="1023"/>
        </table:table-row>
        <table:table-row>
          <table:table-cell table:style-name="ce0" office:value-type="string">
            <text:p>

\C[3]あ！いたいた！</text:p>
          </table:table-cell>
          <table:table-cell table:number-columns-repeated="1023"/>
        </table:table-row>
        <table:table-row>
          <table:table-cell table:style-name="ce0" office:value-type="string">
            <text:p>

\C[3]探しましたよミナさん・・・なかなか集合場所に
戻って来ないか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けっ、剣士さん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そ、そうなの・・・道に迷ってしまって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！・・・ミナさん！それって・・・もしかして
『賢者の花』!!?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えっと・・・これは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さっきあっちの方で・・・見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3]やっと見つけたんですね！僕にもよく見せて
下さい！！</text:p>
          </table:table-cell>
          <table:table-cell table:number-columns-repeated="1023"/>
        </table:table-row>
        <table:table-row>
          <table:table-cell table:style-name="ce0" office:value-type="string">
            <text:p>

\C[2]あ！ダメぇ！！それに触っちゃ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？どうしてこんなに濡れて・・・それに
この匂い・・・クンクン・・・</text:p>
          </table:table-cell>
          <table:table-cell table:number-columns-repeated="1023"/>
        </table:table-row>
        <table:table-row>
          <table:table-cell table:style-name="ce0" office:value-type="string">
            <text:p>

\C[2]に、匂い嗅いじゃダメぇー＞＜！</text:p>
          </table:table-cell>
          <table:table-cell table:number-columns-repeated="1023"/>
        </table:table-row>
        <table:table-row>
          <table:table-cell table:style-name="ce0" office:value-type="string">
            <text:p>

\C[3]そうか！・・・この匂い！！</text:p>
          </table:table-cell>
          <table:table-cell table:number-columns-repeated="1023"/>
        </table:table-row>
        <table:table-row>
          <table:table-cell table:style-name="ce0" office:value-type="string">
            <text:p>

ビク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っと・・・えっと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食べられないようにこんな匂いを放って
いるんだ！・・・</text:p>
          </table:table-cell>
          <table:table-cell table:number-columns-repeated="1023"/>
        </table:table-row>
        <table:table-row>
          <table:table-cell table:style-name="ce0" office:value-type="string">
            <text:p>

\C[3]レアアイテムには変わった物が多いです
からね＾＾</text:p>
          </table:table-cell>
          <table:table-cell table:number-columns-repeated="1023"/>
        </table:table-row>
        <table:table-row>
          <table:table-cell table:style-name="ce0" office:value-type="string">
            <text:p>

\C[2]え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ぇ・・・きっとそう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ははは・・・＾＾；</text:p>
          </table:table-cell>
          <table:table-cell table:number-columns-repeated="1023"/>
        </table:table-row>
        <table:table-row>
          <table:table-cell table:style-name="ce0" office:value-type="string">
            <text:p>

斯くしてミナの壮大でちょっと恥ずかしい洞窟
探検は終幕を迎えるのであった。</text:p>
          </table:table-cell>
          <table:table-cell table:number-columns-repeated="1023"/>
        </table:table-row>
        <table:table-row>
          <table:table-cell table:style-name="ce0" office:value-type="string">
            <text:p>

\C[3]まさか・・・ね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？なにか言いました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い、いぇ・・・なんでも・・・＾＾；</text:p>
          </table:table-cell>
          <table:table-cell table:number-columns-repeated="1023"/>
        </table:table-row>
        <table:table-row>
          <table:table-cell table:style-name="ce0" office:value-type="string">
            <text:p>

少女の失敗ＦＩＬＥ出張所　冒険者ミナ　16歳
fin</text:p>
          </table:table-cell>
          <table:table-cell table:number-columns-repeated="1023"/>
        </table:table-row>
        <table:table-row>
          <table:table-cell table:style-name="ce0" office:value-type="string">
            <text:p>

シナリオ：xixosan様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